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gr11" style:family="graphic" style:parent-style-name="text">
      <style:graphic-properties draw:marker-start="Arrow" draw:marker-start-width="0.3cm" draw:marker-end="Arrow" draw:marker-end-width="0.3cm" draw:fill="solid" draw:fill-color="#729fcf" draw:textarea-vertical-align="middle"/>
    </style:style>
    <style:style style:name="gr12" style:family="graphic" style:parent-style-name="text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13" style:family="graphic" style:parent-style-name="text">
      <style:graphic-properties draw:textarea-horizontal-align="justify" draw:textarea-vertical-align="middle" draw:auto-grow-height="false" fo:min-height="1.582cm" fo:min-width="0.072cm"/>
    </style:style>
    <style:style style:name="gr14" style:family="graphic" style:parent-style-name="text">
      <style:graphic-properties draw:stroke="solid" svg:stroke-width="0.053cm" svg:stroke-color="#000000" draw:marker-start="Arrow" draw:marker-start-width="0.379cm" draw:marker-end="Arrow" draw:marker-end-width="0.379cm" svg:stroke-opacity="100%" draw:fill="solid" draw:fill-color="#000000" draw:textarea-vertical-align="middle" fo:padding-top="0.151cm" fo:padding-bottom="0.151cm" fo:padding-left="0.276cm" fo:padding-right="0.276cm"/>
    </style:style>
    <style:style style:name="gr15" style:family="graphic" style:parent-style-name="text">
      <style:graphic-properties draw:stroke="none" svg:stroke-color="#000000" draw:fill="none" draw:fill-color="#ffffff" fo:min-height="1.02cm"/>
    </style:style>
    <style:style style:name="gr16" style:family="graphic" style:parent-style-name="text">
      <style:graphic-properties draw:stroke="none" svg:stroke-color="#000000" draw:fill="none" draw:fill-color="#ffffff" fo:min-height="0.893cm"/>
    </style:style>
    <style:style style:name="gr17" style:family="graphic" style:parent-style-name="text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.413cm" svg:x="8.62cm" svg:y="3.54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651cm" svg:x="2.143cm" svg:y="5.318cm">
          <text:p text:style-name="P1">camera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175cm" svg:x="8.112cm" svg:y="13.827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72cm" svg:height="1.905cm" svg:x="8.112cm" svg:y="8.874cm">
          <text:p text:style-name="P1">Pyfi.or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02cm" svg:height="2.286cm" svg:x="15.859cm" svg:y="4.937cm">
          <text:p text:style-name="P1">phon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1.651cm" svg:x="8.747cm" svg:y="19.288cm">
          <text:p text:style-name="P1">Glass bre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413cm" svg:height="1.397cm" svg:x="15.351cm" svg:y="19.415cm">
          <text:p text:style-name="P1">l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048cm" svg:height="1.778cm" svg:x="1.762cm" svg:y="14.843cm">
          <text:p text:style-name="P1">mo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81cm" svg:height="1.397cm" svg:x="2.27cm" svg:y="19.415cm">
          <text:p text:style-name="P1">thermost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667cm" svg:height="1.905cm" svg:x="15.986cm" svg:y="14.335cm">
          <text:p text:style-name="P1">medi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0.525cm" svg:y1="13.192cm" svg:x2="10.652cm" svg:y2="11.287cm">
          <text:p/>
        </draw:line>
        <draw:line draw:style-name="gr12" draw:text-style-name="P3" draw:layer="layout" svg:x1="11.033cm" svg:y1="13.446cm" svg:x2="11.287cm" svg:y2="11.414cm">
          <text:p/>
        </draw:line>
        <draw:line draw:style-name="gr11" draw:text-style-name="P2" draw:layer="layout" svg:x1="10.779cm" svg:y1="13.319cm" svg:x2="10.398cm" svg:y2="11.16cm">
          <text:p/>
        </draw:line>
        <draw:custom-shape draw:style-name="gr13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3" draw:layer="layout" svg:x1="10.398cm" svg:y1="13.446cm" svg:x2="10.398cm" svg:y2="11.033cm">
          <text:p/>
        </draw:line>
        <draw:line draw:style-name="gr14" draw:text-style-name="P3" draw:layer="layout" svg:x1="5.953cm" svg:y1="7.223cm" svg:x2="7.731cm" svg:y2="8.747cm">
          <text:p/>
        </draw:line>
        <draw:line draw:style-name="gr14" draw:text-style-name="P3" draw:layer="layout" svg:x1="10.525cm" svg:y1="6.08cm" svg:x2="10.525cm" svg:y2="8.366cm">
          <text:p/>
        </draw:line>
        <draw:line draw:style-name="gr14" draw:text-style-name="P3" draw:layer="layout" svg:x1="15.478cm" svg:y1="7.477cm" svg:x2="13.319cm" svg:y2="8.874cm">
          <text:p/>
        </draw:line>
        <draw:line draw:style-name="gr14" draw:text-style-name="P3" draw:layer="layout" svg:x1="5.191cm" svg:y1="15.478cm" svg:x2="7.604cm" svg:y2="15.478cm">
          <text:p/>
        </draw:line>
        <draw:line draw:style-name="gr14" draw:text-style-name="P3" draw:layer="layout" svg:x1="6.461cm" svg:y1="19.034cm" svg:x2="7.985cm" svg:y2="17.256cm">
          <text:p/>
        </draw:line>
        <draw:line draw:style-name="gr14" draw:text-style-name="P3" draw:layer="layout" svg:x1="10.525cm" svg:y1="19.161cm" svg:x2="10.525cm" svg:y2="17.256cm">
          <text:p/>
        </draw:line>
        <draw:line draw:style-name="gr14" draw:text-style-name="P3" draw:layer="layout" svg:x1="15.097cm" svg:y1="19.034cm" svg:x2="12.938cm" svg:y2="17.129cm">
          <text:p/>
        </draw:line>
        <draw:line draw:style-name="gr14" draw:text-style-name="P3" draw:layer="layout" svg:x1="15.351cm" svg:y1="15.351cm" svg:x2="13.065cm" svg:y2="15.351cm">
          <text:p/>
        </draw:line>
        <draw:frame draw:style-name="gr15" draw:text-style-name="P4" draw:layer="layout" svg:width="3.175cm" svg:height="1.27cm" svg:x="10.398cm" svg:y="11.922cm">
          <draw:text-box>
            <text:p>Socket.io</text:p>
          </draw:text-box>
        </draw:frame>
        <draw:frame draw:style-name="gr16" draw:text-style-name="P4" draw:layer="layout" svg:width="2.54cm" svg:height="1.143cm" svg:x="6.842cm" svg:y="7.223cm">
          <draw:text-box>
            <text:p>php</text:p>
          </draw:text-box>
        </draw:frame>
        <draw:frame draw:style-name="gr17" draw:text-style-name="P4" draw:layer="layout" svg:width="3.175cm" svg:height="1.673cm" svg:x="10.779cm" svg:y="6.461cm">
          <draw:text-box>
            <text:p>Angularjs <text:s/>&amp; php</text:p>
          </draw:text-box>
        </draw:frame>
      </draw:page>
      <draw:page draw:name="page2" draw:style-name="dp1" draw:master-page-name="Default">
        <draw:custom-shape draw:style-name="gr1" draw:text-style-name="P5" draw:layer="layout" svg:width="3.937cm" svg:height="2.413cm" svg:x="8.366cm" svg:y="8.36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81cm" svg:height="1.651cm" svg:x="1.762cm" svg:y="8.62cm">
          <text:p text:style-name="P1"><text:span text:style-name="T1">camera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3.175cm" svg:x="8.112cm" svg:y="13.827cm">
          <text:p text:style-name="P1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572cm" svg:height="1.905cm" svg:x="15.351cm" svg:y="8.493cm">
          <text:p text:style-name="P1"><text:span text:style-name="T1">Pyfi.or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286cm" svg:x="16.113cm" svg:y="3.54cm">
          <text:p text:style-name="P1"><text:span text:style-name="T1">ph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6cm" svg:height="1.651cm" svg:x="8.747cm" svg:y="19.288cm">
          <text:p text:style-name="P1"><text:span text:style-name="T1">Glass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13cm" svg:height="1.397cm" svg:x="15.351cm" svg:y="19.415cm">
          <text:p text:style-name="P1"><text:span text:style-name="T1">l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048cm" svg:height="1.778cm" svg:x="1.762cm" svg:y="14.843cm">
          <text:p text:style-name="P1"><text:span text:style-name="T1">mo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81cm" svg:height="1.397cm" svg:x="2.27cm" svg:y="19.415cm">
          <text:p text:style-name="P1"><text:span text:style-name="T1">thermo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667cm" svg:height="1.905cm" svg:x="15.986cm" svg:y="14.335cm">
          <text:p text:style-name="P1"><text:span text:style-name="T1">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0.525cm" svg:y1="13.192cm" svg:x2="10.652cm" svg:y2="11.287cm">
          <text:p/>
        </draw:line>
        <draw:line draw:style-name="gr12" draw:text-style-name="P3" draw:layer="layout" svg:x1="11.033cm" svg:y1="13.446cm" svg:x2="11.287cm" svg:y2="11.414cm">
          <text:p/>
        </draw:line>
        <draw:line draw:style-name="gr11" draw:text-style-name="P2" draw:layer="layout" svg:x1="10.779cm" svg:y1="13.319cm" svg:x2="10.398cm" svg:y2="11.16cm">
          <text:p/>
        </draw:line>
        <draw:custom-shape draw:style-name="gr13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3" draw:layer="layout" svg:x1="10.398cm" svg:y1="13.446cm" svg:x2="10.398cm" svg:y2="11.033cm">
          <text:p/>
        </draw:line>
        <draw:line draw:style-name="gr14" draw:text-style-name="P3" draw:layer="layout" svg:x1="5.826cm" svg:y1="9.382cm" svg:x2="8.112cm" svg:y2="9.382cm">
          <text:p/>
        </draw:line>
        <draw:line draw:style-name="gr14" draw:text-style-name="P3" draw:layer="layout" svg:x1="14.97cm" svg:y1="9.636cm" svg:x2="12.684cm" svg:y2="9.636cm">
          <text:p/>
        </draw:line>
        <draw:line draw:style-name="gr14" draw:text-style-name="P3" draw:layer="layout" svg:x1="5.191cm" svg:y1="15.478cm" svg:x2="7.604cm" svg:y2="15.478cm">
          <text:p/>
        </draw:line>
        <draw:line draw:style-name="gr14" draw:text-style-name="P3" draw:layer="layout" svg:x1="6.461cm" svg:y1="19.034cm" svg:x2="7.985cm" svg:y2="17.256cm">
          <text:p/>
        </draw:line>
        <draw:line draw:style-name="gr14" draw:text-style-name="P3" draw:layer="layout" svg:x1="10.525cm" svg:y1="19.161cm" svg:x2="10.525cm" svg:y2="17.256cm">
          <text:p/>
        </draw:line>
        <draw:line draw:style-name="gr14" draw:text-style-name="P3" draw:layer="layout" svg:x1="15.097cm" svg:y1="19.034cm" svg:x2="12.938cm" svg:y2="17.129cm">
          <text:p/>
        </draw:line>
        <draw:line draw:style-name="gr14" draw:text-style-name="P3" draw:layer="layout" svg:x1="15.351cm" svg:y1="15.351cm" svg:x2="13.065cm" svg:y2="15.351cm">
          <text:p/>
        </draw:line>
        <draw:frame draw:style-name="gr15" draw:text-style-name="P6" draw:layer="layout" svg:width="3.175cm" svg:height="1.27cm" svg:x="10.398cm" svg:y="11.922cm">
          <draw:text-box>
            <text:p><text:span text:style-name="T1">Socket.io</text:span></text:p>
          </draw:text-box>
        </draw:frame>
        <draw:frame draw:style-name="gr16" draw:text-style-name="P6" draw:layer="layout" svg:width="2.54cm" svg:height="1.143cm" svg:x="5.699cm" svg:y="7.985cm">
          <draw:text-box>
            <text:p><text:span text:style-name="T1">c code</text:span></text:p>
          </draw:text-box>
        </draw:frame>
        <draw:line draw:style-name="gr14" draw:text-style-name="P3" draw:layer="layout" svg:x1="17.891cm" svg:y1="8.239cm" svg:x2="17.891cm" svg:y2="6.08cm">
          <text:p/>
        </draw:line>
        <draw:frame draw:style-name="gr17" draw:text-style-name="P4" draw:layer="layout" svg:width="3.175cm" svg:height="1.673cm" svg:x="12.303cm" svg:y="7.582cm">
          <draw:text-box>
            <text:p>Angularjs <text:s/>&amp; 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ysiii </meta:initial-creator>
    <meta:creation-date>2016-01-19T18:20:15.507641885</meta:creation-date>
    <dc:date>2016-01-20T11:21:29.212791940</dc:date>
    <dc:creator>physiii </dc:creator>
    <meta:editing-duration>PT3M13S</meta:editing-duration>
    <meta:editing-cycles>3</meta:editing-cycles>
    <meta:generator>LibreOffice/5.0.2.2$Linux_X86_64 LibreOffice_project/00m0$Build-2</meta:generator>
    <meta:document-statistic meta:object-count="52"/>
  </office:meta>
</office:document-meta>
</file>